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FFF200" style:repeat-content="false"/>
      <style:paragraph-properties fo:text-align="center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36">
      <style:table-cell-properties fo:border="thin solid #000000"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fo:background-color="#FFFFFF"/>
    </style:style>
    <style:style style:name="ce1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19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45520833333333cm"/>
    </style:style>
    <style:style style:name="co2" style:family="table-column">
      <style:table-column-properties fo:break-before="auto" style:column-width="7.56708333333333cm"/>
    </style:style>
    <style:style style:name="co3" style:family="table-column">
      <style:table-column-properties fo:break-before="auto" style:column-width="3.51895833333333cm"/>
    </style:style>
    <style:style style:name="co4" style:family="table-column">
      <style:table-column-properties fo:break-before="auto" style:column-width="4.07458333333333cm"/>
    </style:style>
    <style:style style:name="co5" style:family="table-column">
      <style:table-column-properties fo:break-before="auto" style:column-width="2.67229166666667cm"/>
    </style:style>
    <style:style style:name="co6" style:family="table-column">
      <style:table-column-properties fo:break-before="auto" style:column-width="1.48166666666667cm"/>
    </style:style>
    <style:style style:name="co7" style:family="table-column">
      <style:table-column-properties fo:break-before="auto" style:column-width="8.20208333333333cm"/>
    </style:style>
    <style:style style:name="co8" style:family="table-column">
      <style:table-column-properties fo:break-before="auto" style:column-width="4.365625cm"/>
    </style:style>
    <style:style style:name="co9" style:family="table-column">
      <style:table-column-properties fo:break-before="auto" style:column-width="1.69333333333333cm"/>
    </style:style>
    <style:style style:name="co10" style:family="table-column">
      <style:table-column-properties fo:break-before="auto" style:column-width="2.06375cm"/>
    </style:style>
    <style:style style:name="ro1" style:family="table-row">
      <style:table-row-properties style:row-height="24.4pt" style:use-optimal-row-height="fals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5pt" style:use-optimal-row-height="false" fo:break-before="auto"/>
    </style:style>
    <style:style style:name="ro4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lan1" table:style-name="ta1">
        <table:table-column table:style-name="co1" table:default-cell-style-name="ce2" table:visibility="collapse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1"/>
        <table:table-column table:style-name="co1" table:number-columns-repeated="56" table:default-cell-style-name="ce1"/>
        <table:table-column table:style-name="co9" table:number-columns-repeated="16320" table:default-cell-style-name="ce1"/>
        <table:table-row table:style-name="ro1">
          <table:table-cell office:value-type="string" table:style-name="ce2">
            <text:p><text:s text:c="2"/></text:p>
          </table:table-cell>
          <table:table-cell office:value-type="string" table:style-name="ce3">
            <text:p>Pacientes</text:p>
          </table:table-cell>
          <table:table-cell office:value-type="string" table:style-name="ce3">
            <text:p>Tipo de Alta</text:p>
          </table:table-cell>
          <table:table-cell office:value-type="string" table:style-name="ce3">
            <text:p>Telefone</text:p>
          </table:table-cell>
          <table:table-cell office:value-type="string" table:style-name="ce3">
            <text:p>Dia Alta</text:p>
          </table:table-cell>
          <table:table-cell office:value-type="string" table:style-name="ce3">
            <text:p>Cid</text:p>
          </table:table-cell>
          <table:table-cell office:value-type="string" table:style-name="ce3">
            <text:p>Endereço</text:p>
          </table:table-cell>
          <table:table-cell office:value-type="string" table:style-name="ce3">
            <text:p>Encaminhado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CIA LUCIANA SILVEIRA PORTO</text:p>
          </table:table-cell>
          <table:table-cell office:value-type="string" table:style-name="ce5">
            <text:p>MELHORADA</text:p>
          </table:table-cell>
          <table:table-cell office:value-type="float" office:value="53991128736" table:style-name="ce5">
            <text:p>53991128736</text:p>
          </table:table-cell>
          <table:table-cell office:value-type="date" office:date-value="2025-01-30T00:00:00" table:style-name="ce6">
            <text:p>30/01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ELIZABETH POETSCH DA SILVEIRA N°º8453</text:p>
          </table:table-cell>
          <table:table-cell office:value-type="string" table:style-name="ce4">
            <text:p>CAPS ZONA NORTE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7">
            <text:p>ALTAIR VAZ CRUZ</text:p>
          </table:table-cell>
          <table:table-cell office:value-type="string" table:style-name="ce5">
            <text:p>MELHORADA</text:p>
          </table:table-cell>
          <table:table-cell table:style-name="ce5"/>
          <table:table-cell office:value-type="date" office:date-value="2025-01-31T00:00:00" table:style-name="ce6">
            <text:p>31/01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MARIO REGO MAGALHÃES <text:s/>N°º802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office:value-type="string" table:style-name="ce2">
            <text:p>CRISTIANO ANDRE GOCALVES DE NOBRE</text:p>
          </table:table-cell>
          <table:table-cell office:value-type="string" table:style-name="ce4">
            <text:p>MARCIA ROSANA CARDOSO DOS ANJOS</text:p>
          </table:table-cell>
          <table:table-cell office:value-type="string" table:style-name="ce5">
            <text:p>MELHORADA</text:p>
          </table:table-cell>
          <table:table-cell office:value-type="float" office:value="53991319724" table:style-name="ce5">
            <text:p>53991319724</text:p>
          </table:table-cell>
          <table:table-cell office:value-type="date" office:date-value="2025-01-31T00:00:00" table:style-name="ce6">
            <text:p>31/01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VINTE E UM <text:s/>Nº372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EFFERSON DA SILVA GONÇALVES</text:p>
          </table:table-cell>
          <table:table-cell office:value-type="string" table:style-name="ce5">
            <text:p>MELHORADA</text:p>
          </table:table-cell>
          <table:table-cell office:value-type="float" office:value="53984269997" table:style-name="ce5">
            <text:p>53984269997</text:p>
          </table:table-cell>
          <table:table-cell office:value-type="date" office:date-value="2025-01-31T00:00:00" table:style-name="ce6">
            <text:p>31/01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TIRADENTES <text:s text:c="2"/>Nº186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UIZ ARTUR RODRIGUES DA SILVA</text:p>
          </table:table-cell>
          <table:table-cell office:value-type="string" table:style-name="ce5">
            <text:p>MELHORADA</text:p>
          </table:table-cell>
          <table:table-cell office:value-type="float" office:value="53981250539" table:style-name="ce5">
            <text:p>53981250539</text:p>
          </table:table-cell>
          <table:table-cell office:value-type="date" office:date-value="2025-01-31T00:00:00" table:style-name="ce6">
            <text:p>31/01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QUATRO <text:s/>Nº112</text:p>
          </table:table-cell>
          <table:table-cell office:value-type="string" table:style-name="ce8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ATHOS GARCIA DUTRA</text:p>
          </table:table-cell>
          <table:table-cell office:value-type="string" table:style-name="ce5">
            <text:p>MELHORADA</text:p>
          </table:table-cell>
          <table:table-cell office:value-type="float" office:value="53984348848" table:style-name="ce5">
            <text:p>53984348848</text:p>
          </table:table-cell>
          <table:table-cell office:value-type="date" office:date-value="2025-01-31T00:00:00" table:style-name="ce6">
            <text:p>31/01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TAQUARI <text:s/>Nº315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LUCIANO AVILA LEOPOLDO<text:s/></text:p>
          </table:table-cell>
          <table:table-cell office:value-type="string" table:style-name="ce5">
            <text:p>MELHORADA</text:p>
          </table:table-cell>
          <table:table-cell office:value-type="float" office:value="53981615060" table:style-name="ce5">
            <text:p>53981615060</text:p>
          </table:table-cell>
          <table:table-cell office:value-type="date" office:date-value="2025-01-31T00:00:00" table:style-name="ce6">
            <text:p>31/01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LUIZ ALVES PEREIRA <text:s/>Nº1651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OGERIO BETEMPS SILVEIRA</text:p>
          </table:table-cell>
          <table:table-cell office:value-type="string" table:style-name="ce5">
            <text:p>MELHORADA</text:p>
          </table:table-cell>
          <table:table-cell office:value-type="float" office:value="53984058104" table:style-name="ce5">
            <text:p>53984058104</text:p>
          </table:table-cell>
          <table:table-cell office:value-type="date" office:date-value="2025-01-31T00:00:00" table:style-name="ce6">
            <text:p>31/01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PROFESSOR DOUTOR ARAUJO <text:s/>Nº1034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ANAINA CAVALHEIRO</text:p>
          </table:table-cell>
          <table:table-cell office:value-type="string" table:style-name="ce5">
            <text:p>MELHORADA</text:p>
          </table:table-cell>
          <table:table-cell office:value-type="float" office:value="53984831109" table:style-name="ce5">
            <text:p>53984831109</text:p>
          </table:table-cell>
          <table:table-cell office:value-type="date" office:date-value="2025-02-03T00:00:00" table:style-name="ce6">
            <text:p>03/02/25</text:p>
          </table:table-cell>
          <table:table-cell office:value-type="string" table:style-name="ce5">
            <text:p>F312</text:p>
          </table:table-cell>
          <table:table-cell office:value-type="string" table:style-name="ce4">
            <text:p>RUA IDELFONSO DE SOUZA PIRES <text:s/>Nº577</text:p>
          </table:table-cell>
          <table:table-cell office:value-type="string" table:style-name="ce9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MARCIO DANIEL FARIAS CARRET</text:p>
          </table:table-cell>
          <table:table-cell office:value-type="string" table:style-name="ce5">
            <text:p>MELHORADA</text:p>
          </table:table-cell>
          <table:table-cell office:value-type="float" office:value="53984435213" table:style-name="ce5">
            <text:p>53984435213</text:p>
          </table:table-cell>
          <table:table-cell office:value-type="date" office:date-value="2025-02-03T00:00:00" table:style-name="ce6">
            <text:p>03/02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DOUTOR JOAO JACINTO DE MENDONÇA <text:s/>Nº130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RAFAEL GARCIA CARBONI</text:p>
          </table:table-cell>
          <table:table-cell office:value-type="string" table:style-name="ce5">
            <text:p>MELHORADA</text:p>
          </table:table-cell>
          <table:table-cell office:value-type="float" office:value="53981169527" table:style-name="ce5">
            <text:p>53981169527</text:p>
          </table:table-cell>
          <table:table-cell office:value-type="date" office:date-value="2025-02-04T00:00:00" table:style-name="ce6">
            <text:p>04/02/25</text:p>
          </table:table-cell>
          <table:table-cell office:value-type="string" table:style-name="ce5">
            <text:p>F323</text:p>
          </table:table-cell>
          <table:table-cell office:value-type="string" table:style-name="ce4">
            <text:p>RU ALUIZ ALVES PEREIRA <text:s/>Nº1380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JESSICA DOMINGUES DA SILVA</text:p>
          </table:table-cell>
          <table:table-cell office:value-type="string" table:style-name="ce5">
            <text:p>MELHORADA</text:p>
          </table:table-cell>
          <table:table-cell office:value-type="float" office:value="5333423252" table:style-name="ce5">
            <text:p>5333423252</text:p>
          </table:table-cell>
          <table:table-cell office:value-type="date" office:date-value="2025-02-04T00:00:00" table:style-name="ce6">
            <text:p>04/02/25</text:p>
          </table:table-cell>
          <table:table-cell office:value-type="string" table:style-name="ce5">
            <text:p>F200</text:p>
          </table:table-cell>
          <table:table-cell office:value-type="string" table:style-name="ce4">
            <text:p>RUA HUGO VEIGA <text:s/>Nº</text:p>
          </table:table-cell>
          <table:table-cell office:value-type="string" table:style-name="ce4">
            <text:p>CAPS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EVERSON RIBEIRO</text:p>
          </table:table-cell>
          <table:table-cell office:value-type="string" table:style-name="ce5">
            <text:p>MELHORADA</text:p>
          </table:table-cell>
          <table:table-cell office:value-type="float" office:value="53984621034" table:style-name="ce5">
            <text:p>53984621034</text:p>
          </table:table-cell>
          <table:table-cell office:value-type="date" office:date-value="2025-02-04T00:00:00" table:style-name="ce6">
            <text:p>04/02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RUA ERNANI OSMAR BLAAS <text:s text:c="2"/>Nº411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CRISTIAN MARCOS ALVES LENCINA</text:p>
          </table:table-cell>
          <table:table-cell office:value-type="string" table:style-name="ce5">
            <text:p>MELHORADA</text:p>
          </table:table-cell>
          <table:table-cell office:value-type="float" office:value="53991937866" table:style-name="ce5">
            <text:p>53991937866</text:p>
          </table:table-cell>
          <table:table-cell office:value-type="date" office:date-value="2025-01-05T00:00:00" table:style-name="ce6">
            <text:p>05/01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RUA VINTE E UM <text:s/>Nº235</text:p>
          </table:table-cell>
          <table:table-cell office:value-type="string" table:style-name="ce4">
            <text:p>CAPS ZONA NORTE</text:p>
          </table:table-cell>
          <table:table-cell table:number-columns-repeated="16376"/>
        </table:table-row>
        <table:table-row table:style-name="ro2">
          <table:table-cell table:style-name="ce2"/>
          <table:table-cell office:value-type="string" table:style-name="ce4">
            <text:p>PAULO MARCOS ALVES LENCINA</text:p>
          </table:table-cell>
          <table:table-cell office:value-type="string" table:style-name="ce5">
            <text:p>MELHORADA</text:p>
          </table:table-cell>
          <table:table-cell office:value-type="float" office:value="53981296595" table:style-name="ce5">
            <text:p>53981296595</text:p>
          </table:table-cell>
          <table:table-cell office:value-type="date" office:date-value="2025-01-05T00:00:00" table:style-name="ce6">
            <text:p>05/01/25</text:p>
          </table:table-cell>
          <table:table-cell office:value-type="string" table:style-name="ce5">
            <text:p>F319</text:p>
          </table:table-cell>
          <table:table-cell office:value-type="string" table:style-name="ce4">
            <text:p>AVENIDA JK DE OLIVEIRA <text:s/>Nº2000</text:p>
          </table:table-cell>
          <table:table-cell office:value-type="string" table:style-name="ce4">
            <text:p>CAPS BARONESA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CARLOS ALEXANDRE OLIVEIRA FERREIRA<text:s/></text:p>
          </table:table-cell>
          <table:table-cell office:value-type="string" table:style-name="ce5">
            <text:p>MELHORADA</text:p>
          </table:table-cell>
          <table:table-cell office:value-type="float" office:value="53981088992" table:style-name="ce5">
            <text:p>53981088992</text:p>
          </table:table-cell>
          <table:table-cell office:value-type="date" office:date-value="2025-02-06T00:00:00" table:style-name="ce6">
            <text:p>06/02/25</text:p>
          </table:table-cell>
          <table:table-cell office:value-type="string" table:style-name="ce5">
            <text:p>F192</text:p>
          </table:table-cell>
          <table:table-cell office:value-type="string" table:style-name="ce4">
            <text:p>RUA VINTE <text:s/>Nº28</text:p>
          </table:table-cell>
          <table:table-cell office:value-type="string" table:style-name="ce10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YASMIN COSTA CORREA</text:p>
          </table:table-cell>
          <table:table-cell office:value-type="string" table:style-name="ce5">
            <text:p>MELHORADA</text:p>
          </table:table-cell>
          <table:table-cell office:value-type="float" office:value="53984699482" table:style-name="ce5">
            <text:p>53984699482</text:p>
          </table:table-cell>
          <table:table-cell office:value-type="date" office:date-value="2025-02-06T00:00:00" table:style-name="ce6">
            <text:p>06/02/25</text:p>
          </table:table-cell>
          <table:table-cell office:value-type="string" table:style-name="ce5">
            <text:p>F29</text:p>
          </table:table-cell>
          <table:table-cell office:value-type="string" table:style-name="ce4">
            <text:p>AVENIDA GUILHERME MINSEN <text:s/>Nº1518</text:p>
          </table:table-cell>
          <table:table-cell office:value-type="string" table:style-name="ce10">
            <text:p>CAPS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JUARES WAHAST</text:p>
          </table:table-cell>
          <table:table-cell office:value-type="string" table:style-name="ce5">
            <text:p>MELHORADA</text:p>
          </table:table-cell>
          <table:table-cell office:value-type="float" office:value="53981619931" table:style-name="ce5">
            <text:p>53981619931</text:p>
          </table:table-cell>
          <table:table-cell office:value-type="date" office:date-value="2025-02-06T00:00:00" table:style-name="ce6">
            <text:p>06/02/25</text:p>
          </table:table-cell>
          <table:table-cell office:value-type="string" table:style-name="ce5">
            <text:p>F102</text:p>
          </table:table-cell>
          <table:table-cell office:value-type="string" table:style-name="ce4">
            <text:p>RUA SETE <text:s/>Nº41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style-name="ro2">
          <table:table-cell/>
          <table:table-cell office:value-type="string" table:style-name="ce4">
            <text:p>YGOR ALEXANDRE EDOM JURGING</text:p>
          </table:table-cell>
          <table:table-cell office:value-type="string" table:style-name="ce5">
            <text:p>MELHORADA</text:p>
          </table:table-cell>
          <table:table-cell office:value-type="float" office:value="53991535659" table:style-name="ce5">
            <text:p>53991535659</text:p>
          </table:table-cell>
          <table:table-cell office:value-type="date" office:date-value="2025-02-06T00:00:00" table:style-name="ce6">
            <text:p>06/02/25</text:p>
          </table:table-cell>
          <table:table-cell office:value-type="string" table:style-name="ce5">
            <text:p>F142</text:p>
          </table:table-cell>
          <table:table-cell office:value-type="string" table:style-name="ce4">
            <text:p>TRAVESSA DOZE <text:s/>Nº234</text:p>
          </table:table-cell>
          <table:table-cell office:value-type="string" table:style-name="ce4">
            <text:p>CAPS AD</text:p>
          </table:table-cell>
          <table:table-cell table:number-columns-repeated="16376"/>
        </table:table-row>
        <table:table-row table:number-rows-repeated="3" table:style-name="ro2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style-name="ro3">
          <table:table-cell/>
          <table:table-cell table:style-name="ce2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2" table:style-name="ro3">
          <table:table-cell/>
          <table:table-cell table:style-name="ce4"/>
          <table:table-cell table:number-columns-repeated="2" table:style-name="ce5"/>
          <table:table-cell table:style-name="ce6"/>
          <table:table-cell table:style-name="ce5"/>
          <table:table-cell table:number-columns-repeated="2" table:style-name="ce4"/>
          <table:table-cell table:number-columns-repeated="16376"/>
        </table:table-row>
        <table:table-row table:number-rows-repeated="5" table:style-name="ro2">
          <table:table-cell/>
          <table:table-cell table:style-name="ce7"/>
          <table:table-cell table:number-columns-repeated="2" table:style-name="ce2"/>
          <table:table-cell table:style-name="ce11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3" table:style-name="ro2">
          <table:table-cell/>
          <table:table-cell table:style-name="ce7"/>
          <table:table-cell table:number-columns-repeated="2" table:style-name="ce2"/>
          <table:table-cell table:style-name="ce12"/>
          <table:table-cell table:style-name="ce2"/>
          <table:table-cell table:number-columns-repeated="2" table:style-name="ce7"/>
          <table:table-cell table:number-columns-repeated="16376"/>
        </table:table-row>
        <table:table-row table:number-rows-repeated="41" table:style-name="ro2">
          <table:table-cell table:number-columns-repeated="16384"/>
        </table:table-row>
        <table:table-row table:number-rows-repeated="75" table:style-name="ro2">
          <table:table-cell/>
          <table:table-cell office:value-type="string" table:style-name="ce2">
            <text:p>,</text:p>
          </table:table-cell>
          <table:table-cell table:number-columns-repeated="16382"/>
        </table:table-row>
        <table:table-row table:number-rows-repeated="30" table:style-name="ro2">
          <table:table-cell table:number-columns-repeated="16384"/>
        </table:table-row>
        <table:table-row table:style-name="ro2">
          <table:table-cell/>
          <table:table-cell office:value-type="string" table:style-name="ce2">
            <text:p>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,</text:p>
          </table:table-cell>
          <table:table-cell table:number-columns-repeated="16382"/>
        </table:table-row>
        <table:table-row table:number-rows-repeated="61446" table:style-name="ro2">
          <table:table-cell table:number-columns-repeated="16384"/>
        </table:table-row>
        <table:table-row table:number-rows-repeated="2679" table:style-name="ro4">
          <table:table-cell table:number-columns-repeated="16384"/>
        </table:table-row>
        <table:table-row table:number-rows-repeated="983040" table:style-name="ro2">
          <table:table-cell table:number-columns-repeated="16384"/>
        </table:table-row>
        <table:table-row table:number-rows-repeated="1229" table:style-name="ro4">
          <table:table-cell table:number-columns-repeated="16384"/>
        </table:table-row>
      </table:table>
      <table:table table:name="Plan2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3" table:style-name="ta2">
        <table:table-column table:style-name="co1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3">
          <table:table-cell table:number-columns-repeated="16384"/>
        </table:table-row>
      </table:table>
      <table:table table:name="Planilha4" table:style-name="ta3">
        <table:table-column table:style-name="co10" table:number-columns-repeated="257" table:default-cell-style-name="ce1"/>
        <table:table-column table:style-name="co9" table:number-columns-repeated="16127" table:default-cell-style-name="ce1"/>
        <table:table-row table:number-rows-repeated="104857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" style:display-name="Accent 1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0" style:display-name="Accent 1 10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1" style:display-name="Accent 1 1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2" style:display-name="Accent 1 1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3" style:display-name="Accent 1 1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4" style:display-name="Accent 1 1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15" style:display-name="Accent 1 1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2" style:display-name="Accent 1 2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3" style:display-name="Accent 1 3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4" style:display-name="Accent 1 4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5" style:display-name="Accent 1 5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6" style:display-name="Accent 1 6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7" style:display-name="Accent 1 7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8" style:display-name="Accent 1 8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_32_9" style:display-name="Accent 1 9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10" style:display-name="Accent 10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1" style:display-name="Accent 11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2" style:display-name="Accent 12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3" style:display-name="Accent 13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4" style:display-name="Accent 1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5" style:display-name="Accent 1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6" style:display-name="Accent 1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7" style:display-name="Accent 1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8" style:display-name="Accent 1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" style:display-name="Accent 2 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0" style:display-name="Accent 2 10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1" style:display-name="Accent 2 11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2" style:display-name="Accent 2 1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3" style:display-name="Accent 2 1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4" style:display-name="Accent 2 1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15" style:display-name="Accent 2 1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2" style:display-name="Accent 2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3" style:display-name="Accent 2 3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4" style:display-name="Accent 2 4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5" style:display-name="Accent 2 5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6" style:display-name="Accent 2 6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7" style:display-name="Accent 2 7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8" style:display-name="Accent 2 8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2_32_9" style:display-name="Accent 2 9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" style:display-name="Accent 3 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0" style:display-name="Accent 3 10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1" style:display-name="Accent 3 11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2" style:display-name="Accent 3 1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3" style:display-name="Accent 3 1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4" style:display-name="Accent 3 1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15" style:display-name="Accent 3 1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2" style:display-name="Accent 3 2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3" style:display-name="Accent 3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4" style:display-name="Accent 3 4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5" style:display-name="Accent 3 5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6" style:display-name="Accent 3 6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7" style:display-name="Accent 3 7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8" style:display-name="Accent 3 8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3_32_9" style:display-name="Accent 3 9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Accent_32_4" style:display-name="Accent 4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5" style:display-name="Accent 5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6" style:display-name="Accent 6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7" style:display-name="Accent 7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8" style:display-name="Accent 8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9" style:display-name="Accent 9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" style:display-name="Bad 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0" style:display-name="Bad 10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1" style:display-name="Bad 11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2" style:display-name="Bad 1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3" style:display-name="Bad 1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4" style:display-name="Bad 1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15" style:display-name="Bad 1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2" style:display-name="Bad 2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3" style:display-name="Bad 3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4" style:display-name="Bad 4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5" style:display-name="Bad 5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6" style:display-name="Bad 6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7" style:display-name="Bad 7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8" style:display-name="Bad 8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Bad_32_9" style:display-name="Bad 9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" style:display-name="Error 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0" style:display-name="Error 10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1" style:display-name="Error 11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2" style:display-name="Error 1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3" style:display-name="Error 1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4" style:display-name="Error 1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15" style:display-name="Error 1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2" style:display-name="Error 2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3" style:display-name="Error 3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4" style:display-name="Error 4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5" style:display-name="Error 5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6" style:display-name="Error 6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7" style:display-name="Error 7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8" style:display-name="Error 8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rror_32_9" style:display-name="Error 9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" style:display-name="Footnote 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0" style:display-name="Footnote 10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1" style:display-name="Footnote 11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2" style:display-name="Footnote 1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3" style:display-name="Footnote 1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4" style:display-name="Footnote 1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15" style:display-name="Footnote 1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2" style:display-name="Footnote 2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3" style:display-name="Footnote 3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4" style:display-name="Footnote 4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5" style:display-name="Footnote 5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6" style:display-name="Footnote 6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7" style:display-name="Footnote 7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8" style:display-name="Footnote 8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Footnote_32_9" style:display-name="Footnote 9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" style:display-name="Good 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0" style:display-name="Good 10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1" style:display-name="Good 11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2" style:display-name="Good 1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3" style:display-name="Good 1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4" style:display-name="Good 1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15" style:display-name="Good 1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2" style:display-name="Good 2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3" style:display-name="Good 3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4" style:display-name="Good 4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5" style:display-name="Good 5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6" style:display-name="Good 6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7" style:display-name="Good 7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8" style:display-name="Good 8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Good_32_9" style:display-name="Good 9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" style:display-name="Heading 1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0" style:display-name="Heading 1 10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1" style:display-name="Heading 1 1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2" style:display-name="Heading 1 1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3" style:display-name="Heading 1 1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4" style:display-name="Heading 1 1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15" style:display-name="Heading 1 1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2" style:display-name="Heading 1 2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3" style:display-name="Heading 1 3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4" style:display-name="Heading 1 4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5" style:display-name="Heading 1 5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6" style:display-name="Heading 1 6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7" style:display-name="Heading 1 7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8" style:display-name="Heading 1 8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_32_9" style:display-name="Heading 1 9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10" style:display-name="Heading 10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1" style:display-name="Heading 11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2" style:display-name="Heading 12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3" style:display-name="Heading 1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4" style:display-name="Heading 1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5" style:display-name="Heading 1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6" style:display-name="Heading 1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7" style:display-name="Heading 1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" style:display-name="Heading 2 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0" style:display-name="Heading 2 10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1" style:display-name="Heading 2 11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2" style:display-name="Heading 2 1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3" style:display-name="Heading 2 1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4" style:display-name="Heading 2 1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15" style:display-name="Heading 2 1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2" style:display-name="Heading 2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3" style:display-name="Heading 2 3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4" style:display-name="Heading 2 4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5" style:display-name="Heading 2 5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6" style:display-name="Heading 2 6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7" style:display-name="Heading 2 7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8" style:display-name="Heading 2 8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2_32_9" style:display-name="Heading 2 9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_32_3" style:display-name="Heading 3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4" style:display-name="Heading 4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5" style:display-name="Heading 5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6" style:display-name="Heading 6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7" style:display-name="Heading 7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8" style:display-name="Heading 8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9" style:display-name="Heading 9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" style:display-name="Hyperlink 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0" style:display-name="Hyperlink 10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1" style:display-name="Hyperlink 11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2" style:display-name="Hyperlink 1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3" style:display-name="Hyperlink 1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4" style:display-name="Hyperlink 1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15" style:display-name="Hyperlink 1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2" style:display-name="Hyperlink 2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3" style:display-name="Hyperlink 3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4" style:display-name="Hyperlink 4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5" style:display-name="Hyperlink 5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6" style:display-name="Hyperlink 6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7" style:display-name="Hyperlink 7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8" style:display-name="Hyperlink 8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Hyperlink_32_9" style:display-name="Hyperlink 9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" style:display-name="Neutral 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0" style:display-name="Neutral 10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1" style:display-name="Neutral 11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2" style:display-name="Neutral 1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3" style:display-name="Neutral 1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4" style:display-name="Neutral 1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15" style:display-name="Neutral 1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2" style:display-name="Neutral 2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3" style:display-name="Neutral 3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4" style:display-name="Neutral 4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5" style:display-name="Neutral 5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6" style:display-name="Neutral 6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7" style:display-name="Neutral 7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8" style:display-name="Neutral 8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eutral_32_9" style:display-name="Neutral 9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" style:display-name="Note 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0" style:display-name="Note 10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1" style:display-name="Note 11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2" style:display-name="Note 1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3" style:display-name="Note 1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4" style:display-name="Note 1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15" style:display-name="Note 1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2" style:display-name="Note 2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3" style:display-name="Note 3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4" style:display-name="Note 4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5" style:display-name="Note 5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6" style:display-name="Note 6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7" style:display-name="Note 7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8" style:display-name="Note 8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Note_32_9" style:display-name="Note 9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Status_32_1" style:display-name="Status 1" style:family="table-cell" style:data-style-name="N0">
      <style:table-cell-properties style:vertical-align="automatic" fo:background-color="transparent"/>
    </style:style>
    <style:style style:name="Status_32_10" style:display-name="Status 10" style:family="table-cell" style:data-style-name="N0">
      <style:table-cell-properties style:vertical-align="automatic" fo:background-color="transparent"/>
    </style:style>
    <style:style style:name="Status_32_11" style:display-name="Status 11" style:family="table-cell" style:data-style-name="N0">
      <style:table-cell-properties style:vertical-align="automatic" fo:background-color="transparent"/>
    </style:style>
    <style:style style:name="Status_32_12" style:display-name="Status 12" style:family="table-cell" style:data-style-name="N0">
      <style:table-cell-properties style:vertical-align="automatic" fo:background-color="transparent"/>
    </style:style>
    <style:style style:name="Status_32_13" style:display-name="Status 13" style:family="table-cell" style:data-style-name="N0">
      <style:table-cell-properties style:vertical-align="automatic" fo:background-color="transparent"/>
    </style:style>
    <style:style style:name="Status_32_14" style:display-name="Status 14" style:family="table-cell" style:data-style-name="N0">
      <style:table-cell-properties style:vertical-align="automatic" fo:background-color="transparent"/>
    </style:style>
    <style:style style:name="Status_32_15" style:display-name="Status 15" style:family="table-cell" style:data-style-name="N0">
      <style:table-cell-properties style:vertical-align="automatic" fo:background-color="transparent"/>
    </style:style>
    <style:style style:name="Status_32_2" style:display-name="Status 2" style:family="table-cell" style:data-style-name="N0">
      <style:table-cell-properties style:vertical-align="automatic" fo:background-color="transparent"/>
    </style:style>
    <style:style style:name="Status_32_3" style:display-name="Status 3" style:family="table-cell" style:data-style-name="N0">
      <style:table-cell-properties style:vertical-align="automatic" fo:background-color="transparent"/>
    </style:style>
    <style:style style:name="Status_32_4" style:display-name="Status 4" style:family="table-cell" style:data-style-name="N0">
      <style:table-cell-properties style:vertical-align="automatic" fo:background-color="transparent"/>
    </style:style>
    <style:style style:name="Status_32_5" style:display-name="Status 5" style:family="table-cell" style:data-style-name="N0">
      <style:table-cell-properties style:vertical-align="automatic" fo:background-color="transparent"/>
    </style:style>
    <style:style style:name="Status_32_6" style:display-name="Status 6" style:family="table-cell" style:data-style-name="N0">
      <style:table-cell-properties style:vertical-align="automatic" fo:background-color="transparent"/>
    </style:style>
    <style:style style:name="Status_32_7" style:display-name="Status 7" style:family="table-cell" style:data-style-name="N0">
      <style:table-cell-properties style:vertical-align="automatic" fo:background-color="transparent"/>
    </style:style>
    <style:style style:name="Status_32_8" style:display-name="Status 8" style:family="table-cell" style:data-style-name="N0">
      <style:table-cell-properties style:vertical-align="automatic" fo:background-color="transparent"/>
    </style:style>
    <style:style style:name="Status_32_9" style:display-name="Status 9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Text_32_1" style:display-name="Text 1" style:family="table-cell" style:data-style-name="N0">
      <style:table-cell-properties style:vertical-align="automatic" fo:background-color="transparent"/>
    </style:style>
    <style:style style:name="Text_32_10" style:display-name="Text 10" style:family="table-cell" style:data-style-name="N0">
      <style:table-cell-properties style:vertical-align="automatic" fo:background-color="transparent"/>
    </style:style>
    <style:style style:name="Text_32_11" style:display-name="Text 11" style:family="table-cell" style:data-style-name="N0">
      <style:table-cell-properties style:vertical-align="automatic" fo:background-color="transparent"/>
    </style:style>
    <style:style style:name="Text_32_12" style:display-name="Text 12" style:family="table-cell" style:data-style-name="N0">
      <style:table-cell-properties style:vertical-align="automatic" fo:background-color="transparent"/>
    </style:style>
    <style:style style:name="Text_32_13" style:display-name="Text 13" style:family="table-cell" style:data-style-name="N0">
      <style:table-cell-properties style:vertical-align="automatic" fo:background-color="transparent"/>
    </style:style>
    <style:style style:name="Text_32_14" style:display-name="Text 14" style:family="table-cell" style:data-style-name="N0">
      <style:table-cell-properties style:vertical-align="automatic" fo:background-color="transparent"/>
    </style:style>
    <style:style style:name="Text_32_15" style:display-name="Text 15" style:family="table-cell" style:data-style-name="N0">
      <style:table-cell-properties style:vertical-align="automatic" fo:background-color="transparent"/>
    </style:style>
    <style:style style:name="Text_32_2" style:display-name="Text 2" style:family="table-cell" style:data-style-name="N0">
      <style:table-cell-properties style:vertical-align="automatic" fo:background-color="transparent"/>
    </style:style>
    <style:style style:name="Text_32_3" style:display-name="Text 3" style:family="table-cell" style:data-style-name="N0">
      <style:table-cell-properties style:vertical-align="automatic" fo:background-color="transparent"/>
    </style:style>
    <style:style style:name="Text_32_4" style:display-name="Text 4" style:family="table-cell" style:data-style-name="N0">
      <style:table-cell-properties style:vertical-align="automatic" fo:background-color="transparent"/>
    </style:style>
    <style:style style:name="Text_32_5" style:display-name="Text 5" style:family="table-cell" style:data-style-name="N0">
      <style:table-cell-properties style:vertical-align="automatic" fo:background-color="transparent"/>
    </style:style>
    <style:style style:name="Text_32_6" style:display-name="Text 6" style:family="table-cell" style:data-style-name="N0">
      <style:table-cell-properties style:vertical-align="automatic" fo:background-color="transparent"/>
    </style:style>
    <style:style style:name="Text_32_7" style:display-name="Text 7" style:family="table-cell" style:data-style-name="N0">
      <style:table-cell-properties style:vertical-align="automatic" fo:background-color="transparent"/>
    </style:style>
    <style:style style:name="Text_32_8" style:display-name="Text 8" style:family="table-cell" style:data-style-name="N0">
      <style:table-cell-properties style:vertical-align="automatic" fo:background-color="transparent"/>
    </style:style>
    <style:style style:name="Text_32_9" style:display-name="Text 9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" style:display-name="Warning 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0" style:display-name="Warning 10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1" style:display-name="Warning 11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2" style:display-name="Warning 1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3" style:display-name="Warning 1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4" style:display-name="Warning 1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15" style:display-name="Warning 1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2" style:display-name="Warning 2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3" style:display-name="Warning 3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4" style:display-name="Warning 4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5" style:display-name="Warning 5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6" style:display-name="Warning 6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7" style:display-name="Warning 7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8" style:display-name="Warning 8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Warning_32_9" style:display-name="Warning 9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78740157480315in" fo:margin-bottom="0.78740157480315in" fo:margin-left="0.511811023622047in" fo:margin-right="0.511811023622047in" style:print-orientation="landscape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2">
      <style:page-layout-properties fo:margin-top="0.78740157480315in" fo:margin-bottom="0.78740157480315in" fo:margin-left="0.511811023622047in" fo:margin-right="0.51181102362204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  <style:page-layout style:name="pm3">
      <style:page-layout-properties fo:margin-top="0.78740157480315in" fo:margin-bottom="0.78740157480315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324</meta:generator>
    <meta:initial-creator>Usuário do Windows</meta:initial-creator>
    <dc:creator>Recepção Coordenação</dc:creator>
    <meta:creation-date>2016-07-13T11:42:24Z</meta:creation-date>
    <dc:date>2025-02-07T13:12:51Z</dc:date>
    <meta:print-date>2024-06-07T20:11:09Z</meta:print-date>
    <meta:editing-cycles>4109</meta:editing-cycles>
    <meta:editing-duration>PT4597053S</meta:editing-duration>
  </office:meta>
</office:document-meta>
</file>